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9583333333333335in"/>
    </style:style>
    <style:style style:name="co24" style:family="table-column">
      <style:table-column-properties fo:break-before="auto" style:column-width="2.4895833333333335in"/>
    </style:style>
    <style:style style:name="co25" style:family="table-column">
      <style:table-column-properties fo:break-before="auto" style:column-width="1.9270833333333333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6.416666666666667in"/>
    </style:style>
    <style:style style:name="co28" style:family="table-column">
      <style:table-column-properties fo:break-before="auto" style:column-width="2.5520833333333335in"/>
    </style:style>
    <style:style style:name="co29" style:family="table-column">
      <style:table-column-properties fo:break-before="auto" style:column-width="1.69791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3.96875in"/>
    </style:style>
    <style:style style:name="co32" style:family="table-column">
      <style:table-column-properties fo:break-before="auto" style:column-width="2.15625in"/>
    </style:style>
    <style:style style:name="co33" style:family="table-column">
      <style:table-column-properties fo:break-before="auto" style:column-width="2.03125in"/>
    </style:style>
    <style:style style:name="co34" style:family="table-column">
      <style:table-column-properties fo:break-before="auto" style:column-width="2.21875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06">
            <text:p>30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587">
            <text:p>587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1476">
            <text:p>1476</text:p>
          </table:table-cell>
          <table:table-cell table:style-name="ce21" office:value-type="float" office:value="952">
            <text:p>952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778">
            <text:p>778</text:p>
          </table:table-cell>
          <table:table-cell table:style-name="ce21" office:value-type="float" office:value="4714">
            <text:p>4714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003">
            <text:p>1003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573">
            <text:p>257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854">
            <text:p>185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416">
            <text:p>41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1384">
            <text:p>138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2619">
            <text:p>261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643">
            <text:p>1643</text:p>
          </table:table-cell>
          <table:table-cell table:style-name="ce21" office:value-type="float" office:value="4469">
            <text:p>4469</text:p>
          </table:table-cell>
          <table:table-cell table:style-name="ce21" office:value-type="float" office:value="3431">
            <text:p>3431</text:p>
          </table:table-cell>
          <table:table-cell table:style-name="ce21" office:value-type="float" office:value="3896">
            <text:p>3896</text:p>
          </table:table-cell>
          <table:table-cell table:style-name="ce21" office:value-type="float" office:value="4304">
            <text:p>4304</text:p>
          </table:table-cell>
          <table:table-cell table:style-name="ce21" office:value-type="float" office:value="17881">
            <text:p>178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2358">
            <text:p>235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1697">
            <text:p>169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1605">
            <text:p>160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1076">
            <text:p>1076</text:p>
          </table:table-cell>
          <table:table-cell table:style-name="ce21" office:value-type="float" office:value="1095">
            <text:p>1095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4400">
            <text:p>440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1055">
            <text:p>1055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472">
            <text:p>1472</text:p>
          </table:table-cell>
          <table:table-cell table:style-name="ce21" office:value-type="float" office:value="1966">
            <text:p>1966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7315">
            <text:p>7315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22">
            <text:p>822</text:p>
          </table:table-cell>
          <table:table-cell table:style-name="ce21" office:value-type="float" office:value="3948">
            <text:p>3948</text:p>
          </table:table-cell>
          <table:table-cell table:style-name="ce21" office:value-type="float" office:value="3908">
            <text:p>3908</text:p>
          </table:table-cell>
          <table:table-cell table:style-name="ce21" office:value-type="float" office:value="4965">
            <text:p>4965</text:p>
          </table:table-cell>
          <table:table-cell table:style-name="ce21" office:value-type="float" office:value="5238">
            <text:p>5238</text:p>
          </table:table-cell>
          <table:table-cell table:style-name="ce21" office:value-type="float" office:value="18974">
            <text:p>18974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table:formula="oooc:=SUM([.B2:.Q2])" office:value-type="string">
            <text:p>29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3:.Q3])" office:value-type="string">
            <text:p>7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table:formula="oooc:=SUM([.B4:.Q4])" office:value-type="string">
            <text:p>83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table:formula="oooc:=SUM([.B5:.Q5])" office:value-type="string">
            <text:p>32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table:formula="oooc:=SUM([.B6:.Q6])" office:value-type="string">
            <text:p>156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table:formula="oooc:=SUM([.B7:.Q7])" office:value-type="string">
            <text:p>68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table:formula="oooc:=SUM([.B8:.Q8])" office:value-type="string">
            <text:p>46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table:formula="oooc:=SUM([.B9:.Q9])" office:value-type="string">
            <text:p>13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7">
            <text:p>47</text:p>
          </table:table-cell>
          <table:table-cell table:style-name="ce21" table:formula="oooc:=SUM([.B10:.Q10])" office:value-type="string">
            <text:p>406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1145">
            <text:p>1145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1194">
            <text:p>1194</text:p>
          </table:table-cell>
          <table:table-cell table:style-name="ce21" office:value-type="float" office:value="1252">
            <text:p>1252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4768">
            <text:p>4768</text:p>
          </table:table-cell>
          <table:table-cell table:style-name="ce21" office:value-type="float" office:value="4179">
            <text:p>4179</text:p>
          </table:table-cell>
          <table:table-cell table:style-name="ce21" office:value-type="float" office:value="3994">
            <text:p>3994</text:p>
          </table:table-cell>
          <table:table-cell table:style-name="ce21" office:value-type="float" office:value="3737">
            <text:p>3737</text:p>
          </table:table-cell>
          <table:table-cell table:style-name="ce21" office:value-type="float" office:value="2372">
            <text:p>2372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288">
            <text:p>288</text:p>
          </table:table-cell>
          <table:table-cell table:style-name="ce21" table:formula="oooc:=SUM([.B11:.Q11])" office:value-type="string">
            <text:p>2979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table:formula="oooc:=SUM([.B12:.Q12])" office:value-type="string">
            <text:p>15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table:formula="oooc:=SUM([.B13:.Q13])" office:value-type="string">
            <text:p>15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formula="oooc:=SUM([.B14:.Q14])" office:value-type="string">
            <text:p>25</text:p>
          </table:table-cell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table:formula="oooc:=SUM([.B15:.Q15])" office:value-type="string">
            <text:p>2731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table:formula="oooc:=SUM([.B16:.Q16])" office:value-type="string">
            <text:p>144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17:.Q17])" office:value-type="string">
            <text:p>2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96">
            <text:p>896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1014">
            <text:p>1014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905">
            <text:p>905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7">
            <text:p>87</text:p>
          </table:table-cell>
          <table:table-cell table:style-name="ce21" table:formula="oooc:=SUM([.B18:.Q18])" office:value-type="string">
            <text:p>863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table:formula="oooc:=SUM([.B19:.Q19])" office:value-type="string">
            <text:p>450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20:.Q20])" office:value-type="string">
            <text:p>4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21:.Q21])" office:value-type="string">
            <text:p>321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formula="oooc:=SUM([.B22:.Q22])" office:value-type="string">
            <text:p>87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22">
            <text:p>722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178">
            <text:p>1178</text:p>
          </table:table-cell>
          <table:table-cell table:style-name="ce21" office:value-type="float" office:value="1092">
            <text:p>1092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589">
            <text:p>589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3">
            <text:p>43</text:p>
          </table:table-cell>
          <table:table-cell table:style-name="ce21" table:formula="oooc:=SUM([.B23:.Q23])" office:value-type="string">
            <text:p>858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table:formula="oooc:=SUM([.B24:.Q24])" office:value-type="string">
            <text:p>102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table:formula="oooc:=SUM([.B25:.Q25])" office:value-type="string">
            <text:p>2648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table:formula="oooc:=SUM([.B26:.Q26])" office:value-type="string">
            <text:p>2263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table:formula="oooc:=SUM([.B27:.Q27])" office:value-type="string">
            <text:p>347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table:formula="oooc:=SUM([.B28:.Q28])" office:value-type="string">
            <text:p>326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formula="oooc:=SUM([.B29:.Q29])" office:value-type="string">
            <text:p>5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30:.Q30])" office:value-type="string">
            <text:p>2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table:formula="oooc:=SUM([.B31:.Q31])" office:value-type="string">
            <text:p>1430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table:formula="oooc:=SUM([.B32:.Q32])" office:value-type="string">
            <text:p>823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  <table:table-cell table:style-name="ce21" table:formula="oooc:=SUM([.B33:.Q33])" office:value-type="string">
            <text:p>3069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103">
            <text:p>2103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1903">
            <text:p>1903</text:p>
          </table:table-cell>
          <table:table-cell table:style-name="ce21" office:value-type="float" office:value="1642">
            <text:p>1642</text:p>
          </table:table-cell>
          <table:table-cell table:style-name="ce21" office:value-type="float" office:value="1546">
            <text:p>1546</text:p>
          </table:table-cell>
          <table:table-cell table:style-name="ce21" office:value-type="float" office:value="1308">
            <text:p>1308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3876">
            <text:p>3876</text:p>
          </table:table-cell>
          <table:table-cell table:style-name="ce21" office:value-type="float" office:value="2627">
            <text:p>2627</text:p>
          </table:table-cell>
          <table:table-cell table:style-name="ce21" office:value-type="float" office:value="2324">
            <text:p>2324</text:p>
          </table:table-cell>
          <table:table-cell table:style-name="ce21" office:value-type="float" office:value="2102">
            <text:p>2102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4">
            <text:p>44</text:p>
          </table:table-cell>
          <table:table-cell table:style-name="ce21" table:formula="oooc:=SUM([.B34:.Q34])" office:value-type="string">
            <text:p>25250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formula="oooc:=SUM([.B35:.Q35])" office:value-type="string">
            <text:p>23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36:.Q36])" office:value-type="string">
            <text:p>16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37:.Q37])" office:value-type="string">
            <text:p>120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formula="oooc:=SUM([.B38:.Q38])" office:value-type="string">
            <text:p>58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39:.Q39])" office:value-type="string">
            <text:p>54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40:.Q40])" office:value-type="string">
            <text:p>1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41:.Q41])" office:value-type="string">
            <text:p>4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42:.Q42])" office:value-type="string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table:formula="oooc:=SUM([.B43:.Q43])" office:value-type="string">
            <text:p>683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table:formula="oooc:=SUM([.B44:.Q44])" office:value-type="string">
            <text:p>8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table:formula="oooc:=SUM([.B45:.Q45])" office:value-type="string">
            <text:p>1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6">
            <text:p>46</text:p>
          </table:table-cell>
          <table:table-cell table:style-name="ce21" table:formula="oooc:=SUM([.B46:.Q46])" office:value-type="string">
            <text:p>2876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table:formula="oooc:=SUM([.B2:.B46])" office:value-type="string">
            <text:p>6974</text:p>
          </table:table-cell>
          <table:table-cell table:style-name="ce21" table:formula="oooc:=SUM([.C2:.C46])" office:value-type="string">
            <text:p>6481</text:p>
          </table:table-cell>
          <table:table-cell table:style-name="ce21" table:formula="oooc:=SUM([.D2:.D46])" office:value-type="string">
            <text:p>5759</text:p>
          </table:table-cell>
          <table:table-cell table:style-name="ce21" table:formula="oooc:=SUM([.E2:.E46])" office:value-type="string">
            <text:p>5455</text:p>
          </table:table-cell>
          <table:table-cell table:style-name="ce21" table:formula="oooc:=SUM([.F2:.F46])" office:value-type="string">
            <text:p>5064</text:p>
          </table:table-cell>
          <table:table-cell table:style-name="ce21" table:formula="oooc:=SUM([.G2:.G46])" office:value-type="string">
            <text:p>4511</text:p>
          </table:table-cell>
          <table:table-cell table:style-name="ce21" table:formula="oooc:=SUM([.H2:.H46])" office:value-type="string">
            <text:p>4241</text:p>
          </table:table-cell>
          <table:table-cell table:style-name="ce21" table:formula="oooc:=SUM([.I2:.I46])" office:value-type="string">
            <text:p>15194</text:p>
          </table:table-cell>
          <table:table-cell table:style-name="ce21" table:formula="oooc:=SUM([.J2:.J46])" office:value-type="string">
            <text:p>12467</text:p>
          </table:table-cell>
          <table:table-cell table:style-name="ce21" table:formula="oooc:=SUM([.K2:.K46])" office:value-type="string">
            <text:p>11595</text:p>
          </table:table-cell>
          <table:table-cell table:style-name="ce21" table:formula="oooc:=SUM([.L2:.L46])" office:value-type="string">
            <text:p>10542</text:p>
          </table:table-cell>
          <table:table-cell table:style-name="ce21" table:formula="oooc:=SUM([.M2:.M46])" office:value-type="string">
            <text:p>6736</text:p>
          </table:table-cell>
          <table:table-cell table:style-name="ce21" table:formula="oooc:=SUM([.N2:.N46])" office:value-type="string">
            <text:p>3443</text:p>
          </table:table-cell>
          <table:table-cell table:style-name="ce21" table:formula="oooc:=SUM([.O2:.O46])" office:value-type="string">
            <text:p>1576</text:p>
          </table:table-cell>
          <table:table-cell table:style-name="ce21" table:formula="oooc:=SUM([.P2:.P46])" office:value-type="string">
            <text:p>733</text:p>
          </table:table-cell>
          <table:table-cell table:style-name="ce21" table:formula="oooc:=SUM([.Q2:.Q46])" office:value-type="string">
            <text:p>682</text:p>
          </table:table-cell>
          <table:table-cell table:style-name="ce21" table:formula="oooc:=SUM([.R2:.R46])" office:value-type="string">
            <text:p>101453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172">
            <text:p>1172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1078">
            <text:p>1078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699">
            <text:p>6699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846">
            <text:p>846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369">
            <text:p>5369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896">
            <text:p>896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341">
            <text:p>1341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1143">
            <text:p>1143</text:p>
          </table:table-cell>
          <table:table-cell table:style-name="ce21" office:value-type="float" office:value="4092">
            <text:p>4092</text:p>
          </table:table-cell>
          <table:table-cell table:style-name="ce21" office:value-type="float" office:value="3258">
            <text:p>3258</text:p>
          </table:table-cell>
          <table:table-cell table:style-name="ce21" office:value-type="float" office:value="2943">
            <text:p>2943</text:p>
          </table:table-cell>
          <table:table-cell table:style-name="ce21" office:value-type="float" office:value="2835">
            <text:p>2835</text:p>
          </table:table-cell>
          <table:table-cell table:style-name="ce21" office:value-type="float" office:value="2135">
            <text:p>2135</text:p>
          </table:table-cell>
          <table:table-cell table:style-name="ce21" office:value-type="float" office:value="1343">
            <text:p>1343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5147">
            <text:p>2514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1345">
            <text:p>1345</text:p>
          </table:table-cell>
          <table:table-cell table:style-name="ce21" office:value-type="float" office:value="1133">
            <text:p>1133</text:p>
          </table:table-cell>
          <table:table-cell table:style-name="ce21" office:value-type="float" office:value="1054">
            <text:p>1054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3485">
            <text:p>3485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3447">
            <text:p>3447</text:p>
          </table:table-cell>
          <table:table-cell table:style-name="ce21" office:value-type="float" office:value="4306">
            <text:p>4306</text:p>
          </table:table-cell>
          <table:table-cell table:style-name="ce21" office:value-type="float" office:value="3330">
            <text:p>3330</text:p>
          </table:table-cell>
          <table:table-cell table:style-name="ce21" office:value-type="float" office:value="1911">
            <text:p>1911</text:p>
          </table:table-cell>
          <table:table-cell table:style-name="ce21" office:value-type="float" office:value="923">
            <text:p>923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7835">
            <text:p>27835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1679">
            <text:p>1679</text:p>
          </table:table-cell>
          <table:table-cell table:style-name="ce21" office:value-type="float" office:value="1398">
            <text:p>1398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339">
            <text:p>83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603">
            <text:p>603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823">
            <text:p>823</text:p>
          </table:table-cell>
          <table:table-cell table:style-name="ce21" office:value-type="float" office:value="688">
            <text:p>68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7742">
            <text:p>774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3814">
            <text:p>3814</text:p>
          </table:table-cell>
          <table:table-cell table:style-name="ce21" office:value-type="float" office:value="3996">
            <text:p>3996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3951">
            <text:p>3951</text:p>
          </table:table-cell>
          <table:table-cell table:style-name="ce21" office:value-type="float" office:value="3568">
            <text:p>3568</text:p>
          </table:table-cell>
          <table:table-cell table:style-name="ce21" office:value-type="float" office:value="3403">
            <text:p>3403</text:p>
          </table:table-cell>
          <table:table-cell table:style-name="ce21" office:value-type="float" office:value="13063">
            <text:p>13063</text:p>
          </table:table-cell>
          <table:table-cell table:style-name="ce21" office:value-type="float" office:value="11001">
            <text:p>11001</text:p>
          </table:table-cell>
          <table:table-cell table:style-name="ce21" office:value-type="float" office:value="10316">
            <text:p>10316</text:p>
          </table:table-cell>
          <table:table-cell table:style-name="ce21" office:value-type="float" office:value="9407">
            <text:p>9407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3340">
            <text:p>3340</text:p>
          </table:table-cell>
          <table:table-cell table:style-name="ce21" office:value-type="float" office:value="1657">
            <text:p>1657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82259">
            <text:p>82259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table:formula="oooc:=SUM([.B2:.B14])" office:value-type="string">
            <text:p>6847</text:p>
          </table:table-cell>
          <table:table-cell table:style-name="ce21" table:formula="oooc:=SUM([.C2:.C14])" office:value-type="string">
            <text:p>8205</text:p>
          </table:table-cell>
          <table:table-cell table:style-name="ce21" table:formula="oooc:=SUM([.D2:.D14])" office:value-type="string">
            <text:p>8257</text:p>
          </table:table-cell>
          <table:table-cell table:style-name="ce21" table:formula="oooc:=SUM([.E2:.E14])" office:value-type="string">
            <text:p>8048</text:p>
          </table:table-cell>
          <table:table-cell table:style-name="ce21" table:formula="oooc:=SUM([.F2:.F14])" office:value-type="string">
            <text:p>7631</text:p>
          </table:table-cell>
          <table:table-cell table:style-name="ce21" table:formula="oooc:=SUM([.G2:.G14])" office:value-type="string">
            <text:p>6897</text:p>
          </table:table-cell>
          <table:table-cell table:style-name="ce21" table:formula="oooc:=SUM([.H2:.H14])" office:value-type="string">
            <text:p>6477</text:p>
          </table:table-cell>
          <table:table-cell table:style-name="ce21" table:formula="oooc:=SUM([.I2:.I14])" office:value-type="string">
            <text:p>24363</text:p>
          </table:table-cell>
          <table:table-cell table:style-name="ce21" table:formula="oooc:=SUM([.J2:.J14])" office:value-type="string">
            <text:p>20143</text:p>
          </table:table-cell>
          <table:table-cell table:style-name="ce21" table:formula="oooc:=SUM([.K2:.K14])" office:value-type="string">
            <text:p>19833</text:p>
          </table:table-cell>
          <table:table-cell table:style-name="ce21" table:formula="oooc:=SUM([.L2:.L14])" office:value-type="string">
            <text:p>19430</text:p>
          </table:table-cell>
          <table:table-cell table:style-name="ce21" table:formula="oooc:=SUM([.M2:.M14])" office:value-type="string">
            <text:p>13566</text:p>
          </table:table-cell>
          <table:table-cell table:style-name="ce21" table:formula="oooc:=SUM([.N2:.N14])" office:value-type="string">
            <text:p>7823</text:p>
          </table:table-cell>
          <table:table-cell table:style-name="ce21" table:formula="oooc:=SUM([.O2:.O14])" office:value-type="string">
            <text:p>3938</text:p>
          </table:table-cell>
          <table:table-cell table:style-name="ce21" table:formula="oooc:=SUM([.P2:.P14])" office:value-type="string">
            <text:p>1843</text:p>
          </table:table-cell>
          <table:table-cell table:style-name="ce21" table:formula="oooc:=SUM([.Q2:.Q14])" office:value-type="string">
            <text:p>1725</text:p>
          </table:table-cell>
          <table:table-cell table:style-name="ce21" table:formula="oooc:=SUM([.R2:.R14])" office:value-type="string">
            <text:p>16502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"/>
        <table:table-column table:style-name="co25" table:default-cell-style-name="ce15"/>
        <table:table-column table:style-name="co22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Negligent Manslaughter 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  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0.23">
            <text:p>0.23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43">
            <text:p>0.43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25">
            <text:p>0.25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1">
            <text:p>81</text:p>
          </table:table-cell>
          <table:table-cell table:style-name="ce21"/>
          <table:table-cell table:style-name="ce21" office:value-type="float" office:value="0.09">
            <text:p>0.09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504">
            <text:p>1504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.69">
            <text:p>1.69</text:p>
          </table:table-cell>
          <table:table-cell table:style-name="ce21" office:value-type="float" office:value="0.44">
            <text:p>0.44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1164">
            <text:p>1164</text:p>
          </table:table-cell>
          <table:table-cell table:style-name="ce21" office:value-type="float" office:value="3.91">
            <text:p>3.91</text:p>
          </table:table-cell>
          <table:table-cell table:style-name="ce21" office:value-type="float" office:value="3.85">
            <text:p>3.85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25277">
            <text:p>25277</text:p>
          </table:table-cell>
          <table:table-cell table:style-name="ce21" office:value-type="float" office:value="9236">
            <text:p>9236</text:p>
          </table:table-cell>
          <table:table-cell table:style-name="ce21" office:value-type="float" office:value="28.38">
            <text:p>28.38</text:p>
          </table:table-cell>
          <table:table-cell table:style-name="ce21" office:value-type="float" office:value="30.52">
            <text:p>30.52</text:p>
          </table:table-cell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.44">
            <text:p>1.44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3344">
            <text:p>3344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3.75">
            <text:p>3.75</text:p>
          </table:table-cell>
          <table:table-cell table:style-name="ce21" office:value-type="float" office:value="1.29">
            <text:p>1.29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25">
            <text:p>0.25</text:p>
          </table:table-cell>
        </table:table-row>
        <table:table-row table:style-name="ro2">
          <table:table-cell table:style-name="ce21" office:value-type="string">
            <text:p>Purse-snatching 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191">
            <text:p>6191</text:p>
          </table:table-cell>
          <table:table-cell table:style-name="ce21" office:value-type="float" office:value="5017">
            <text:p>5017</text:p>
          </table:table-cell>
          <table:table-cell table:style-name="ce21" office:value-type="float" office:value="6.95">
            <text:p>6.95</text:p>
          </table:table-cell>
          <table:table-cell table:style-name="ce21" office:value-type="float" office:value="16.58">
            <text:p>16.58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0.48">
            <text:p>0.48</text:p>
          </table:table-cell>
          <table:table-cell table:style-name="ce21" office:value-type="float" office:value="0.65">
            <text:p>0.65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.53">
            <text:p>0.53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7231">
            <text:p>7231</text:p>
          </table:table-cell>
          <table:table-cell table:style-name="ce21" office:value-type="float" office:value="3211">
            <text:p>3211</text:p>
          </table:table-cell>
          <table:table-cell table:style-name="ce21" office:value-type="float" office:value="8.12">
            <text:p>8.12</text:p>
          </table:table-cell>
          <table:table-cell table:style-name="ce21" office:value-type="float" office:value="10.61">
            <text:p>10.61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0.74">
            <text:p>0.74</text:p>
          </table:table-cell>
        </table:table-row>
        <table:table-row table:style-name="ro2">
          <table:table-cell table:style-name="ce21" office:value-type="string">
            <text:p>Counterfeiting/Forgery  </text:p>
          </table:table-cell>
          <table:table-cell table:style-name="ce21" office:value-type="float" office:value="1515">
            <text:p>1515</text:p>
          </table:table-cell>
          <table:table-cell table:style-name="ce21" office:value-type="float" office:value="1206">
            <text:p>1206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3.98">
            <text:p>3.98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799">
            <text:p>799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2.64">
            <text:p>2.64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62">
            <text:p>0.62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0.32">
            <text:p>0.32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788">
            <text:p>788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874">
            <text:p>874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.98">
            <text:p>0.98</text:p>
          </table:table-cell>
          <table:table-cell table:style-name="ce21" office:value-type="float" office:value="0.48">
            <text:p>0.48</text:p>
          </table:table-cell>
        </table:table-row>
        <table:table-row table:style-name="ro2">
          <table:table-cell table:style-name="ce21" office:value-type="string">
            <text:p>Destruction.Damage/Vandalism of Property  </text:p>
          </table:table-cell>
          <table:table-cell table:style-name="ce21" office:value-type="float" office:value="3588">
            <text:p>3588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4.03">
            <text:p>4.03</text:p>
          </table:table-cell>
          <table:table-cell table:style-name="ce21" office:value-type="float" office:value="2.86">
            <text:p>2.86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22968">
            <text:p>22968</text:p>
          </table:table-cell>
          <table:table-cell table:style-name="ce21" office:value-type="float" office:value="4901">
            <text:p>4901</text:p>
          </table:table-cell>
          <table:table-cell table:style-name="ce21" office:value-type="float" office:value="25.79">
            <text:p>25.79</text:p>
          </table:table-cell>
          <table:table-cell table:style-name="ce21" office:value-type="float" office:value="16.19">
            <text:p>16.19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Incest  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0.25">
            <text:p>0.25</text:p>
          </table:table-cell>
          <table:table-cell table:style-name="ce21" office:value-type="float" office:value="1.53">
            <text:p>1.53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.07">
            <text:p>0.07</text:p>
          </table:table-cell>
          <table:table-cell table:style-name="ce22" office:value-type="float" office:value="0.07">
            <text:p>0.07</text:p>
          </table:table-cell>
          <table:table-cell table:style-name="ce21"/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3262">
            <text:p>3262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.66">
            <text:p>3.66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89068">
            <text:p>89068</text:p>
          </table:table-cell>
          <table:table-cell table:style-name="ce21" office:value-type="float" office:value="30266">
            <text:p>3026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3"/>
        <table:table-column table:style-name="co28" table:default-cell-style-name="ce15"/>
        <table:table-column table:style-name="co29" table:default-cell-style-name="ce15"/>
        <table:table-column table:style-name="co26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19">
            <text:p>219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74">
            <text:p>174</text:p>
          </table:table-cell>
          <table:table-cell table:style-name="ce21" office:value-type="string">
            <text:p/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38">
            <text:p>1638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1184">
            <text:p>118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650">
            <text:p>4650</text:p>
          </table:table-cell>
          <table:table-cell table:style-name="ce21" office:value-type="float" office:value="2206">
            <text:p>2206</text:p>
          </table:table-cell>
          <table:table-cell table:style-name="ce21" office:value-type="float" office:value="2409">
            <text:p>24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513">
            <text:p>34513</text:p>
          </table:table-cell>
          <table:table-cell table:style-name="ce21" office:value-type="float" office:value="18418">
            <text:p>18418</text:p>
          </table:table-cell>
          <table:table-cell table:style-name="ce21" office:value-type="float" office:value="15834">
            <text:p>158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73">
            <text:p>1773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85">
            <text:p>85</text:p>
          </table:table-cell>
          <table:table-cell table:style-name="ce21" office:value-type="string">
            <text:p/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2086">
            <text:p>2086</text:p>
          </table:table-cell>
          <table:table-cell table:style-name="ce21" office:value-type="float" office:value="1635">
            <text:p>1635</text:p>
          </table:table-cell>
          <table:table-cell table:style-name="ce21"/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93">
            <text:p>9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1208">
            <text:p>11208</text:p>
          </table:table-cell>
          <table:table-cell table:style-name="ce21" office:value-type="float" office:value="6147">
            <text:p>6147</text:p>
          </table:table-cell>
          <table:table-cell table:style-name="ce21" office:value-type="float" office:value="4936">
            <text:p>493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257">
            <text:p>257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">
            <text:p>1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210">
            <text:p>21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6">
            <text:p>46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442">
            <text:p>10442</text:p>
          </table:table-cell>
          <table:table-cell table:style-name="ce21" office:value-type="float" office:value="5747">
            <text:p>5747</text:p>
          </table:table-cell>
          <table:table-cell table:style-name="ce21" office:value-type="float" office:value="4630">
            <text:p>46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445">
            <text:p>1445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721">
            <text:p>2721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313">
            <text:p>2313</text:p>
          </table:table-cell>
          <table:table-cell table:style-name="ce21" office:value-type="float" office:value="1346">
            <text:p>1346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47">
            <text:p>147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68">
            <text:p>168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6">
            <text:p>3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508">
            <text:p>1508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019">
            <text:p>1019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654">
            <text:p>654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4453">
            <text:p>4453</text:p>
          </table:table-cell>
          <table:table-cell table:style-name="ce21" office:value-type="float" office:value="2817">
            <text:p>2817</text:p>
          </table:table-cell>
          <table:table-cell table:style-name="ce21" office:value-type="float" office:value="1608">
            <text:p>16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ug/Narcoti Violations</text:p>
          </table:table-cell>
          <table:table-cell table:style-name="ce21" office:value-type="float" office:value="27869">
            <text:p>27869</text:p>
          </table:table-cell>
          <table:table-cell table:style-name="ce21" office:value-type="float" office:value="14517">
            <text:p>14517</text:p>
          </table:table-cell>
          <table:table-cell table:style-name="ce21" office:value-type="float" office:value="13207">
            <text:p>1320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62">
            <text:p>62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5">
            <text:p>45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325">
            <text:p>325</text:p>
          </table:table-cell>
          <table:table-cell table:style-name="ce21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4">
            <text:p>24</text:p>
          </table:table-cell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50">
            <text:p>3550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1813">
            <text:p>18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46])" office:value-type="string">
            <text:p>119334</text:p>
          </table:table-cell>
          <table:table-cell table:style-name="ce21" table:formula="oooc:=SUM([.C2:.C46])" office:value-type="string">
            <text:p>63652</text:p>
          </table:table-cell>
          <table:table-cell table:style-name="ce21" table:formula="oooc:=SUM([.D2:.D46])" office:value-type="string">
            <text:p>54866</text:p>
          </table:table-cell>
          <table:table-cell table:style-name="ce21" table:formula="oooc:=SUM([.E2:.E46])" office:value-type="string">
            <text:p>88</text:p>
          </table:table-cell>
          <table:table-cell table:style-name="ce21" table:formula="oooc:=SUM([.F2:.F46])" office:value-type="string">
            <text:p>728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3">
            <text:p>0.13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0.73">
            <text:p>0.73</text:p>
          </table:table-cell>
          <table:table-cell table:style-name="ce21" office:value-type="float" office:value="11.64">
            <text:p>11.6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5.12">
            <text:p>5.1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3.04">
            <text:p>3.0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09">
            <text:p>1.09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.03">
            <text:p>8.0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38">
            <text:p>1638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21.96">
            <text:p>21.9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650">
            <text:p>4650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62.35">
            <text:p>62.3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513">
            <text:p>34513</text:p>
          </table:table-cell>
          <table:table-cell table:style-name="ce21" office:value-type="float" office:value="28.92">
            <text:p>28.92</text:p>
          </table:table-cell>
          <table:table-cell table:style-name="ce21" office:value-type="float" office:value="462.75">
            <text:p>462.75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73">
            <text:p>1773</text:p>
          </table:table-cell>
          <table:table-cell table:style-name="ce21" office:value-type="float" office:value="1.49">
            <text:p>1.49</text:p>
          </table:table-cell>
          <table:table-cell table:style-name="ce21" office:value-type="float" office:value="23.77">
            <text:p>23.7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4.16">
            <text:p>4.1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58">
            <text:p>0.58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3.13">
            <text:p>3.13</text:p>
          </table:table-cell>
          <table:table-cell table:style-name="ce21" office:value-type="float" office:value="50.07">
            <text:p>50.07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2.96">
            <text:p>2.96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6">
            <text:p>0.4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1208">
            <text:p>11208</text:p>
          </table:table-cell>
          <table:table-cell table:style-name="ce21" office:value-type="float" office:value="9.39">
            <text:p>9.39</text:p>
          </table:table-cell>
          <table:table-cell table:style-name="ce21" office:value-type="float" office:value="150.28">
            <text:p>150.2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.53">
            <text:p>0.53</text:p>
          </table:table-cell>
          <table:table-cell table:style-name="ce21" office:value-type="float" office:value="8.41">
            <text:p>8.41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6">
            <text:p>0.66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7.12">
            <text:p>7.12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41">
            <text:p>1.4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442">
            <text:p>10442</text:p>
          </table:table-cell>
          <table:table-cell table:style-name="ce21" office:value-type="float" office:value="8.75">
            <text:p>8.75</text:p>
          </table:table-cell>
          <table:table-cell table:style-name="ce21" office:value-type="float" office:value="140.01">
            <text:p>140.0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445">
            <text:p>1445</text:p>
          </table:table-cell>
          <table:table-cell table:style-name="ce21" office:value-type="float" office:value="1.21">
            <text:p>1.21</text:p>
          </table:table-cell>
          <table:table-cell table:style-name="ce21" office:value-type="float" office:value="19.37">
            <text:p>19.3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721">
            <text:p>2721</text:p>
          </table:table-cell>
          <table:table-cell table:style-name="ce21" office:value-type="float" office:value="2.28">
            <text:p>2.28</text:p>
          </table:table-cell>
          <table:table-cell table:style-name="ce21" office:value-type="float" office:value="36.48">
            <text:p>36.48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313">
            <text:p>2313</text:p>
          </table:table-cell>
          <table:table-cell table:style-name="ce21" office:value-type="float" office:value="1.94">
            <text:p>1.94</text:p>
          </table:table-cell>
          <table:table-cell table:style-name="ce21" office:value-type="float" office:value="31.01">
            <text:p>31.01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4.95">
            <text:p>4.9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51">
            <text:p>4.51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5">
            <text:p>0.3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508">
            <text:p>1508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20.22">
            <text:p>20.2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019">
            <text:p>1019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13.66">
            <text:p>13.66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.Damage/Vandalism of Property</text:p>
          </table:table-cell>
          <table:table-cell table:style-name="ce21" office:value-type="float" office:value="4453">
            <text:p>4453</text:p>
          </table:table-cell>
          <table:table-cell table:style-name="ce21" office:value-type="float" office:value="3.73">
            <text:p>3.73</text:p>
          </table:table-cell>
          <table:table-cell table:style-name="ce21" office:value-type="float" office:value="59.71">
            <text:p>59.7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7869">
            <text:p>27869</text:p>
          </table:table-cell>
          <table:table-cell table:style-name="ce21" office:value-type="float" office:value="23.35">
            <text:p>23.35</text:p>
          </table:table-cell>
          <table:table-cell table:style-name="ce21" office:value-type="float" office:value="373.66">
            <text:p>373.66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35">
            <text:p>3.35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3">
            <text:p>0.2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81">
            <text:p>1.8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93">
            <text:p>0.93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75">
            <text:p>0.75</text:p>
          </table:table-cell>
        </table:table-row>
        <table:table-row table:style-name="ro2">
          <table:table-cell table:style-name="ce21" office:value-type="string">
            <text:p>Operating/Promoting/Assisting Gambling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.01">
            <text:p>0.01</text:p>
          </table:table-cell>
          <table:table-cell table:style-name="ce25" office:value-type="float" office:value="0.07">
            <text:p>0.07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.05">
            <text:p>0.0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.57">
            <text:p>0.57</text:p>
          </table:table-cell>
          <table:table-cell table:style-name="ce21" office:value-type="float" office:value="9.2">
            <text:p>9.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09">
            <text:p>1.0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50">
            <text:p>3550</text:p>
          </table:table-cell>
          <table:table-cell table:style-name="ce21" office:value-type="float" office:value="2.97">
            <text:p>2.97</text:p>
          </table:table-cell>
          <table:table-cell table:style-name="ce21" office:value-type="float" office:value="47.6">
            <text:p>47.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46])" office:value-type="string">
            <text:p>119334</text:p>
          </table:table-cell>
          <table:table-cell table:style-name="ce21" office:value-type="float" office:value="100">
            <text:p>100</text:p>
          </table:table-cell>
          <table:table-cell table:style-name="ce21" table:formula="oooc:=SUM([.D2:.D46])" office:value-type="string">
            <text:p>1600.05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6706">
            <text:p>6706</text:p>
          </table:table-cell>
          <table:table-cell table:style-name="ce21" office:value-type="float" office:value="4790">
            <text:p>4790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502">
            <text:p>2502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1188">
            <text:p>11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7066">
            <text:p>7066</text:p>
          </table:table-cell>
          <table:table-cell table:style-name="ce21" office:value-type="float" office:value="3211">
            <text:p>3211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5394">
            <text:p>25394</text:p>
          </table:table-cell>
          <table:table-cell table:style-name="ce21" office:value-type="float" office:value="20225">
            <text:p>20225</text:p>
          </table:table-cell>
          <table:table-cell table:style-name="ce21" office:value-type="float" office:value="4847">
            <text:p>484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4">
            <text:p>29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8094">
            <text:p>28094</text:p>
          </table:table-cell>
          <table:table-cell table:style-name="ce21" office:value-type="float" office:value="20834">
            <text:p>20834</text:p>
          </table:table-cell>
          <table:table-cell table:style-name="ce21" office:value-type="float" office:value="7076">
            <text:p>707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345">
            <text:p>1345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9944">
            <text:p>9944</text:p>
          </table:table-cell>
          <table:table-cell table:style-name="ce21" office:value-type="float" office:value="7537">
            <text:p>7537</text:p>
          </table:table-cell>
          <table:table-cell table:style-name="ce21" office:value-type="float" office:value="2219">
            <text:p>22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6">
            <text:p>16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4400">
            <text:p>4400</text:p>
          </table:table-cell>
          <table:table-cell table:style-name="ce21" office:value-type="float" office:value="2266">
            <text:p>2266</text:p>
          </table:table-cell>
          <table:table-cell table:style-name="ce21" office:value-type="float" office:value="2097">
            <text:p>20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8797">
            <text:p>8797</text:p>
          </table:table-cell>
          <table:table-cell table:style-name="ce21" office:value-type="float" office:value="3841">
            <text:p>3841</text:p>
          </table:table-cell>
          <table:table-cell table:style-name="ce21" office:value-type="float" office:value="4881">
            <text:p>488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89574">
            <text:p>89574</text:p>
          </table:table-cell>
          <table:table-cell table:style-name="ce21" office:value-type="float" office:value="49697">
            <text:p>49697</text:p>
          </table:table-cell>
          <table:table-cell table:style-name="ce21" office:value-type="float" office:value="39182">
            <text:p>3918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5">
            <text:p>655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table:formula="oooc:=SUM([.B2:.B14])" office:value-type="string">
            <text:p>184000</text:p>
          </table:table-cell>
          <table:table-cell table:style-name="ce21" table:formula="oooc:=SUM([.C2:.C14])" office:value-type="string">
            <text:p>114357</text:p>
          </table:table-cell>
          <table:table-cell table:style-name="ce21" table:formula="oooc:=SUM([.D2:.D14])" office:value-type="string">
            <text:p>68024</text:p>
          </table:table-cell>
          <table:table-cell table:style-name="ce21" table:formula="oooc:=SUM([.E2:.E14])" office:value-type="string">
            <text:p>148</text:p>
          </table:table-cell>
          <table:table-cell table:style-name="ce21" table:formula="oooc:=SUM([.F2:.F14])" office:value-type="string">
            <text:p>1471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957">
            <text:p>2957</text:p>
          </table:table-cell>
          <table:table-cell table:style-name="ce21" office:value-type="float" office:value="3749">
            <text:p>3749</text:p>
          </table:table-cell>
          <table:table-cell table:style-name="ce21" office:value-type="float" office:value="89.91">
            <text:p>89.91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716">
            <text:p>1716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33.55">
            <text:p>33.5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932">
            <text:p>4932</text:p>
          </table:table-cell>
          <table:table-cell table:style-name="ce21" office:value-type="float" office:value="2134">
            <text:p>2134</text:p>
          </table:table-cell>
          <table:table-cell table:style-name="ce21" office:value-type="float" office:value="94.74">
            <text:p>94.7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0971">
            <text:p>20971</text:p>
          </table:table-cell>
          <table:table-cell table:style-name="ce21" office:value-type="float" office:value="4423">
            <text:p>4423</text:p>
          </table:table-cell>
          <table:table-cell table:style-name="ce21" office:value-type="float" office:value="340.48">
            <text:p>340.4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4298">
            <text:p>24298</text:p>
          </table:table-cell>
          <table:table-cell table:style-name="ce21" office:value-type="float" office:value="3796">
            <text:p>3796</text:p>
          </table:table-cell>
          <table:table-cell table:style-name="ce21" office:value-type="float" office:value="376.68">
            <text:p>376.68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929">
            <text:p>929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18.03">
            <text:p>18.03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7398">
            <text:p>7398</text:p>
          </table:table-cell>
          <table:table-cell table:style-name="ce21" office:value-type="float" office:value="2546">
            <text:p>2546</text:p>
          </table:table-cell>
          <table:table-cell table:style-name="ce21" office:value-type="float" office:value="133.33">
            <text:p>133.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83">
            <text:p>0.8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815">
            <text:p>1815</text:p>
          </table:table-cell>
          <table:table-cell table:style-name="ce21" office:value-type="float" office:value="2585">
            <text:p>2585</text:p>
          </table:table-cell>
          <table:table-cell table:style-name="ce21" office:value-type="float" office:value="58.99">
            <text:p>58.9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6955">
            <text:p>6955</text:p>
          </table:table-cell>
          <table:table-cell table:style-name="ce21" office:value-type="float" office:value="1842">
            <text:p>1842</text:p>
          </table:table-cell>
          <table:table-cell table:style-name="ce21" office:value-type="float" office:value="117.95">
            <text:p>117.95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.26">
            <text:p>1.26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29">
            <text:p>0.29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66354">
            <text:p>66354</text:p>
          </table:table-cell>
          <table:table-cell table:style-name="ce21" office:value-type="float" office:value="23220">
            <text:p>23220</text:p>
          </table:table-cell>
          <table:table-cell table:style-name="ce21" office:value-type="float" office:value="1201">
            <text:p>120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table:formula="oooc:=SUM([.B2:.B14])" office:value-type="string">
            <text:p>138470</text:p>
          </table:table-cell>
          <table:table-cell table:style-name="ce21" table:formula="oooc:=SUM([.C2:.C14])" office:value-type="string">
            <text:p>45530</text:p>
          </table:table-cell>
          <table:table-cell table:style-name="ce21" table:formula="oooc:=SUM([.D2:.D14])" office:value-type="string">
            <text:p>2467.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